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85cm" fo:min-width="12.835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8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3.335cm" svg:height="0.635cm" svg:x="3.54cm" svg:y="5.12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175cm" svg:y1="5.127cm" svg:x2="4.175cm" svg:y2="5.762cm">
            <text:p/>
          </draw:line>
          <draw:line draw:style-name="gr3" draw:text-style-name="P1" draw:layer="layout" svg:x1="4.81cm" svg:y1="5.127cm" svg:x2="4.81cm" svg:y2="5.762cm">
            <text:p/>
          </draw:line>
          <draw:line draw:style-name="gr3" draw:text-style-name="P1" draw:layer="layout" svg:x1="5.445cm" svg:y1="5.127cm" svg:x2="5.445cm" svg:y2="5.762cm">
            <text:p/>
          </draw:line>
          <draw:line draw:style-name="gr3" draw:text-style-name="P1" draw:layer="layout" svg:x1="6.08cm" svg:y1="5.127cm" svg:x2="6.08cm" svg:y2="5.762cm">
            <text:p/>
          </draw:line>
          <draw:line draw:style-name="gr3" draw:text-style-name="P1" draw:layer="layout" svg:x1="6.715cm" svg:y1="5.127cm" svg:x2="6.715cm" svg:y2="5.762cm">
            <text:p/>
          </draw:line>
          <draw:line draw:style-name="gr3" draw:text-style-name="P1" draw:layer="layout" svg:x1="7.35cm" svg:y1="5.127cm" svg:x2="7.35cm" svg:y2="5.762cm">
            <text:p/>
          </draw:line>
          <draw:line draw:style-name="gr3" draw:text-style-name="P1" draw:layer="layout" svg:x1="7.985cm" svg:y1="5.127cm" svg:x2="7.985cm" svg:y2="5.762cm">
            <text:p/>
          </draw:line>
          <draw:line draw:style-name="gr3" draw:text-style-name="P1" draw:layer="layout" svg:x1="8.62cm" svg:y1="5.127cm" svg:x2="8.62cm" svg:y2="5.762cm">
            <text:p/>
          </draw:line>
          <draw:line draw:style-name="gr3" draw:text-style-name="P1" draw:layer="layout" svg:x1="9.255cm" svg:y1="5.127cm" svg:x2="9.255cm" svg:y2="5.762cm">
            <text:p/>
          </draw:line>
          <draw:line draw:style-name="gr3" draw:text-style-name="P1" draw:layer="layout" svg:x1="9.89cm" svg:y1="5.127cm" svg:x2="9.89cm" svg:y2="5.762cm">
            <text:p/>
          </draw:line>
          <draw:line draw:style-name="gr3" draw:text-style-name="P1" draw:layer="layout" svg:x1="10.525cm" svg:y1="5.127cm" svg:x2="10.525cm" svg:y2="5.762cm">
            <text:p/>
          </draw:line>
          <draw:line draw:style-name="gr3" draw:text-style-name="P1" draw:layer="layout" svg:x1="11.16cm" svg:y1="5.127cm" svg:x2="11.16cm" svg:y2="5.762cm">
            <text:p/>
          </draw:line>
          <draw:line draw:style-name="gr3" draw:text-style-name="P1" draw:layer="layout" svg:x1="11.795cm" svg:y1="5.127cm" svg:x2="11.795cm" svg:y2="5.762cm">
            <text:p/>
          </draw:line>
          <draw:line draw:style-name="gr3" draw:text-style-name="P1" draw:layer="layout" svg:x1="12.43cm" svg:y1="5.127cm" svg:x2="12.43cm" svg:y2="5.762cm">
            <text:p/>
          </draw:line>
          <draw:line draw:style-name="gr3" draw:text-style-name="P1" draw:layer="layout" svg:x1="13.065cm" svg:y1="5.127cm" svg:x2="13.065cm" svg:y2="5.762cm">
            <text:p/>
          </draw:line>
          <draw:line draw:style-name="gr3" draw:text-style-name="P1" draw:layer="layout" svg:x1="13.7cm" svg:y1="5.127cm" svg:x2="13.7cm" svg:y2="5.762cm">
            <text:p/>
          </draw:line>
          <draw:line draw:style-name="gr3" draw:text-style-name="P1" draw:layer="layout" svg:x1="14.335cm" svg:y1="5.127cm" svg:x2="14.335cm" svg:y2="5.762cm">
            <text:p/>
          </draw:line>
          <draw:line draw:style-name="gr3" draw:text-style-name="P1" draw:layer="layout" svg:x1="14.97cm" svg:y1="5.127cm" svg:x2="14.97cm" svg:y2="5.762cm">
            <text:p/>
          </draw:line>
          <draw:line draw:style-name="gr3" draw:text-style-name="P1" draw:layer="layout" svg:x1="15.605cm" svg:y1="5.127cm" svg:x2="15.605cm" svg:y2="5.762cm">
            <text:p/>
          </draw:line>
          <draw:line draw:style-name="gr3" draw:text-style-name="P1" draw:layer="layout" svg:x1="16.24cm" svg:y1="5.127cm" svg:x2="16.24cm" svg:y2="5.762cm">
            <text:p/>
          </draw:line>
        </draw:g>
        <draw:g draw:style-name="gr1">
          <draw:custom-shape draw:style-name="gr2" draw:text-style-name="P1" draw:layer="layout" svg:width="13.335cm" svg:height="0.635cm" svg:x="3.54cm" svg:y="3.85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175cm" svg:y1="3.857cm" svg:x2="4.175cm" svg:y2="4.492cm">
            <text:p/>
          </draw:line>
          <draw:line draw:style-name="gr3" draw:text-style-name="P1" draw:layer="layout" svg:x1="4.81cm" svg:y1="3.857cm" svg:x2="4.81cm" svg:y2="4.492cm">
            <text:p/>
          </draw:line>
          <draw:line draw:style-name="gr3" draw:text-style-name="P1" draw:layer="layout" svg:x1="5.445cm" svg:y1="3.857cm" svg:x2="5.445cm" svg:y2="4.492cm">
            <text:p/>
          </draw:line>
          <draw:line draw:style-name="gr3" draw:text-style-name="P1" draw:layer="layout" svg:x1="6.08cm" svg:y1="3.857cm" svg:x2="6.08cm" svg:y2="4.492cm">
            <text:p/>
          </draw:line>
          <draw:line draw:style-name="gr3" draw:text-style-name="P1" draw:layer="layout" svg:x1="6.715cm" svg:y1="3.857cm" svg:x2="6.715cm" svg:y2="4.492cm">
            <text:p/>
          </draw:line>
          <draw:line draw:style-name="gr3" draw:text-style-name="P1" draw:layer="layout" svg:x1="7.35cm" svg:y1="3.857cm" svg:x2="7.35cm" svg:y2="4.492cm">
            <text:p/>
          </draw:line>
          <draw:line draw:style-name="gr3" draw:text-style-name="P1" draw:layer="layout" svg:x1="7.985cm" svg:y1="3.857cm" svg:x2="7.985cm" svg:y2="4.492cm">
            <text:p/>
          </draw:line>
          <draw:line draw:style-name="gr3" draw:text-style-name="P1" draw:layer="layout" svg:x1="8.62cm" svg:y1="3.857cm" svg:x2="8.62cm" svg:y2="4.492cm">
            <text:p/>
          </draw:line>
          <draw:line draw:style-name="gr3" draw:text-style-name="P1" draw:layer="layout" svg:x1="9.255cm" svg:y1="3.857cm" svg:x2="9.255cm" svg:y2="4.492cm">
            <text:p/>
          </draw:line>
          <draw:line draw:style-name="gr3" draw:text-style-name="P1" draw:layer="layout" svg:x1="9.89cm" svg:y1="3.857cm" svg:x2="9.89cm" svg:y2="4.492cm">
            <text:p/>
          </draw:line>
          <draw:line draw:style-name="gr3" draw:text-style-name="P1" draw:layer="layout" svg:x1="10.525cm" svg:y1="3.857cm" svg:x2="10.525cm" svg:y2="4.492cm">
            <text:p/>
          </draw:line>
          <draw:line draw:style-name="gr3" draw:text-style-name="P1" draw:layer="layout" svg:x1="11.16cm" svg:y1="3.857cm" svg:x2="11.16cm" svg:y2="4.492cm">
            <text:p/>
          </draw:line>
          <draw:line draw:style-name="gr3" draw:text-style-name="P1" draw:layer="layout" svg:x1="11.795cm" svg:y1="3.857cm" svg:x2="11.795cm" svg:y2="4.492cm">
            <text:p/>
          </draw:line>
          <draw:line draw:style-name="gr3" draw:text-style-name="P1" draw:layer="layout" svg:x1="12.43cm" svg:y1="3.857cm" svg:x2="12.43cm" svg:y2="4.492cm">
            <text:p/>
          </draw:line>
          <draw:line draw:style-name="gr3" draw:text-style-name="P1" draw:layer="layout" svg:x1="13.065cm" svg:y1="3.857cm" svg:x2="13.065cm" svg:y2="4.492cm">
            <text:p/>
          </draw:line>
          <draw:line draw:style-name="gr3" draw:text-style-name="P1" draw:layer="layout" svg:x1="13.7cm" svg:y1="3.857cm" svg:x2="13.7cm" svg:y2="4.492cm">
            <text:p/>
          </draw:line>
          <draw:line draw:style-name="gr3" draw:text-style-name="P1" draw:layer="layout" svg:x1="14.335cm" svg:y1="3.857cm" svg:x2="14.335cm" svg:y2="4.492cm">
            <text:p/>
          </draw:line>
          <draw:line draw:style-name="gr3" draw:text-style-name="P1" draw:layer="layout" svg:x1="14.97cm" svg:y1="3.857cm" svg:x2="14.97cm" svg:y2="4.492cm">
            <text:p/>
          </draw:line>
          <draw:line draw:style-name="gr3" draw:text-style-name="P1" draw:layer="layout" svg:x1="15.605cm" svg:y1="3.857cm" svg:x2="15.605cm" svg:y2="4.492cm">
            <text:p/>
          </draw:line>
          <draw:line draw:style-name="gr3" draw:text-style-name="P1" draw:layer="layout" svg:x1="16.24cm" svg:y1="3.857cm" svg:x2="16.24cm" svg:y2="4.492cm">
            <text:p/>
          </draw:line>
        </draw:g>
        <draw:frame draw:style-name="gr4" draw:text-style-name="P2" draw:layer="layout" svg:width="1.266cm" svg:height="0.962cm" svg:x="2.608cm" svg:y="3.726cm">
          <draw:text-box>
            <text:p><text:span text:style-name="T1">t</text:span><text:span text:style-name="T2"> </text:span><text:span text:style-name="T3">[i]</text:span></text:p>
          </draw:text-box>
        </draw:frame>
        <draw:frame draw:style-name="gr5" draw:text-style-name="P4" draw:layer="layout" svg:width="1.905cm" svg:height="1.436cm" svg:x="2.27cm" svg:y="4.961cm">
          <draw:text-box>
            <text:p text:style-name="P3"><text:span text:style-name="T1">t</text:span><text:span text:style-name="T4"> </text:span><text:span text:style-name="T5">[i-1]</text:span></text:p>
          </draw:text-box>
        </draw:frame>
        <draw:frame draw:style-name="gr4" draw:text-style-name="P2" draw:layer="layout" svg:width="0.635cm" svg:height="0.962cm" svg:x="9.544cm" svg:y="4.291cm">
          <draw:text-box>
            <text:p>-</text:p>
          </draw:text-box>
        </draw:frame>
        <draw:frame draw:style-name="gr6" draw:text-style-name="P5" draw:layer="layout" svg:width="13.652cm" svg:height="1.115cm" svg:x="3.54cm" svg:y="3.857cm">
          <draw:text-box>
            <text:p><text:span text:style-name="T6">0 <text:s text:c="2"/>1 <text:s text:c="3"/>2 <text:s text:c="3"/>3 <text:s text:c="3"/>4 <text:s text:c="3"/>5 <text:s text:c="3"/>6 <text:s text:c="3"/>7 <text:s text:c="2"/>8 <text:s text:c="3"/>9 <text:s text:c="2"/>10 <text:s/>11 <text:s/>12 <text:s/>13 <text:s/>14 <text:s/>15 <text:s/>16 <text:s/>17 <text:s/>18 19 <text:s/>20</text:span></text:p>
          </draw:text-box>
        </draw:frame>
        <draw:frame draw:style-name="gr6" draw:text-style-name="P5" draw:layer="layout" svg:width="14.287cm" svg:height="1.115cm" svg:x="3.424cm" svg:y="5.131cm">
          <draw:text-box>
            <text:p><text:span text:style-name="T6">20 <text:s/>0 <text:s text:c="3"/>1 <text:s text:c="3"/>2 <text:s text:c="3"/>3 <text:s text:c="3"/>4 <text:s text:c="3"/>5 <text:s text:c="3"/>6 <text:s text:c="3"/>7 <text:s text:c="2"/>8 <text:s text:c="3"/>9 <text:s text:c="2"/>10 <text:s/>11 <text:s/>12 <text:s/>13 <text:s/>14 <text:s/>15 <text:s/>16 <text:s/>17 <text:s/>18 19 <text:s/></text:span></text:p>
          </draw:text-box>
        </draw:frame>
        <draw:frame draw:style-name="gr4" draw:text-style-name="P2" draw:layer="layout" svg:width="0.952cm" svg:height="0.962cm" svg:x="9.441cm" svg:y="5.551cm">
          <draw:text-box>
            <text:p>=</text:p>
          </draw:text-box>
        </draw:frame>
        <draw:g draw:style-name="gr1">
          <draw:custom-shape draw:style-name="gr2" draw:text-style-name="P1" draw:layer="layout" svg:width="13.335cm" svg:height="0.635cm" svg:x="3.54cm" svg:y="6.28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175cm" svg:y1="6.281cm" svg:x2="4.175cm" svg:y2="6.916cm">
            <text:p/>
          </draw:line>
          <draw:line draw:style-name="gr3" draw:text-style-name="P1" draw:layer="layout" svg:x1="4.81cm" svg:y1="6.281cm" svg:x2="4.81cm" svg:y2="6.916cm">
            <text:p/>
          </draw:line>
          <draw:line draw:style-name="gr3" draw:text-style-name="P1" draw:layer="layout" svg:x1="5.445cm" svg:y1="6.281cm" svg:x2="5.445cm" svg:y2="6.916cm">
            <text:p/>
          </draw:line>
          <draw:line draw:style-name="gr3" draw:text-style-name="P1" draw:layer="layout" svg:x1="6.08cm" svg:y1="6.281cm" svg:x2="6.08cm" svg:y2="6.916cm">
            <text:p/>
          </draw:line>
          <draw:line draw:style-name="gr3" draw:text-style-name="P1" draw:layer="layout" svg:x1="6.715cm" svg:y1="6.281cm" svg:x2="6.715cm" svg:y2="6.916cm">
            <text:p/>
          </draw:line>
          <draw:line draw:style-name="gr3" draw:text-style-name="P1" draw:layer="layout" svg:x1="7.35cm" svg:y1="6.281cm" svg:x2="7.35cm" svg:y2="6.916cm">
            <text:p/>
          </draw:line>
          <draw:line draw:style-name="gr3" draw:text-style-name="P1" draw:layer="layout" svg:x1="7.985cm" svg:y1="6.281cm" svg:x2="7.985cm" svg:y2="6.916cm">
            <text:p/>
          </draw:line>
          <draw:line draw:style-name="gr3" draw:text-style-name="P1" draw:layer="layout" svg:x1="8.62cm" svg:y1="6.281cm" svg:x2="8.62cm" svg:y2="6.916cm">
            <text:p/>
          </draw:line>
          <draw:line draw:style-name="gr3" draw:text-style-name="P1" draw:layer="layout" svg:x1="9.255cm" svg:y1="6.281cm" svg:x2="9.255cm" svg:y2="6.916cm">
            <text:p/>
          </draw:line>
          <draw:line draw:style-name="gr3" draw:text-style-name="P1" draw:layer="layout" svg:x1="9.89cm" svg:y1="6.281cm" svg:x2="9.89cm" svg:y2="6.916cm">
            <text:p/>
          </draw:line>
          <draw:line draw:style-name="gr3" draw:text-style-name="P1" draw:layer="layout" svg:x1="10.525cm" svg:y1="6.281cm" svg:x2="10.525cm" svg:y2="6.916cm">
            <text:p/>
          </draw:line>
          <draw:line draw:style-name="gr3" draw:text-style-name="P1" draw:layer="layout" svg:x1="11.16cm" svg:y1="6.281cm" svg:x2="11.16cm" svg:y2="6.916cm">
            <text:p/>
          </draw:line>
          <draw:line draw:style-name="gr3" draw:text-style-name="P1" draw:layer="layout" svg:x1="11.795cm" svg:y1="6.281cm" svg:x2="11.795cm" svg:y2="6.916cm">
            <text:p/>
          </draw:line>
          <draw:line draw:style-name="gr3" draw:text-style-name="P1" draw:layer="layout" svg:x1="12.43cm" svg:y1="6.281cm" svg:x2="12.43cm" svg:y2="6.916cm">
            <text:p/>
          </draw:line>
          <draw:line draw:style-name="gr3" draw:text-style-name="P1" draw:layer="layout" svg:x1="13.065cm" svg:y1="6.281cm" svg:x2="13.065cm" svg:y2="6.916cm">
            <text:p/>
          </draw:line>
          <draw:line draw:style-name="gr3" draw:text-style-name="P1" draw:layer="layout" svg:x1="13.7cm" svg:y1="6.281cm" svg:x2="13.7cm" svg:y2="6.916cm">
            <text:p/>
          </draw:line>
          <draw:line draw:style-name="gr3" draw:text-style-name="P1" draw:layer="layout" svg:x1="14.335cm" svg:y1="6.281cm" svg:x2="14.335cm" svg:y2="6.916cm">
            <text:p/>
          </draw:line>
          <draw:line draw:style-name="gr3" draw:text-style-name="P1" draw:layer="layout" svg:x1="14.97cm" svg:y1="6.281cm" svg:x2="14.97cm" svg:y2="6.916cm">
            <text:p/>
          </draw:line>
          <draw:line draw:style-name="gr3" draw:text-style-name="P1" draw:layer="layout" svg:x1="15.605cm" svg:y1="6.281cm" svg:x2="15.605cm" svg:y2="6.916cm">
            <text:p/>
          </draw:line>
          <draw:line draw:style-name="gr3" draw:text-style-name="P1" draw:layer="layout" svg:x1="16.24cm" svg:y1="6.281cm" svg:x2="16.24cm" svg:y2="6.916cm">
            <text:p/>
          </draw:line>
        </draw:g>
        <draw:frame draw:style-name="gr5" draw:text-style-name="P2" draw:layer="layout" svg:width="1.769cm" svg:height="1.436cm" svg:x="2.336cm" svg:y="6.08cm">
          <draw:text-box>
            <text:p><text:span text:style-name="T7">dt</text:span><text:span text:style-name="T2"> </text:span><text:span text:style-name="T3">[i]</text:span></text:p>
          </draw:text-box>
        </draw:frame>
        <draw:frame draw:style-name="gr6" draw:text-style-name="P5" draw:layer="layout" svg:width="1.154cm" svg:height="1.115cm" svg:x="3.338cm" svg:y="6.235cm">
          <draw:text-box>
            <text:p><text:span text:style-name="T6">-20 <text:s/></text:span></text:p>
          </draw:text-box>
        </draw:frame>
        <draw:frame draw:style-name="gr7" draw:text-style-name="P5" draw:layer="layout" svg:width="0.635cm" svg:height="0.683cm" svg:x="9.203cm" svg:y="6.241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839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0.524cm" svg:y="6.23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16cm" svg:y="6.23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203cm" svg:y="6.241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839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0.524cm" svg:y="6.23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16cm" svg:y="6.23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743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2.379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064cm" svg:y="6.23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7cm" svg:y="6.23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743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2.379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064cm" svg:y="6.23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7cm" svg:y="6.23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203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839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0.524cm" svg:y="6.23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16cm" svg:y="6.23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203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9.839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0.524cm" svg:y="6.23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16cm" svg:y="6.23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743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2.379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064cm" svg:y="6.23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7cm" svg:y="6.2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1.743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2.379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064cm" svg:y="6.23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3.7cm" svg:y="6.2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123cm" svg:y="6.246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759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5.444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08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123cm" svg:y="6.246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759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5.444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08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663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299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98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8.62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663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299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98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8.62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123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759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5.44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08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123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4.759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5.44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08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663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299cm" svg:y="6.24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984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8.62cm" svg:y="6.245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6.663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299cm" svg:y="6.249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7.984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8.62cm" svg:y="6.245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283cm" svg:y="6.246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919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5.604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6.2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283cm" svg:y="6.246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919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5.604cm" svg:y="6.242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6.2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283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919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5.60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6.24cm" svg:y="6.244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283cm" svg:y="6.247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4.919cm" svg:y="6.248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5.604cm" svg:y="6.243cm">
          <draw:text-box>
            <text:p><text:span text:style-name="T6">1</text:span></text:p>
          </draw:text-box>
        </draw:frame>
        <draw:frame draw:style-name="gr7" draw:text-style-name="P5" draw:layer="layout" svg:width="0.635cm" svg:height="0.683cm" svg:x="16.24cm" svg:y="6.244cm">
          <draw:text-box>
            <text:p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2:43.720259477</meta:creation-date>
    <dc:date>2025-04-11T15:50:29.700713957</dc:date>
    <meta:editing-duration>PT2H5M17S</meta:editing-duration>
    <meta:editing-cycles>2</meta:editing-cycles>
    <meta:generator>LibreOffice/24.8.4.2$Linux_X86_64 LibreOffice_project/bb3cfa12c7b1bf994ecc5649a80400d06cd71002</meta:generator>
    <meta:document-statistic meta:object-count="154"/>
  </office:meta>
</office:document-meta>
</file>